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F6F108C8FE9A2C6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1.774cm"/>
    </style:style>
    <style:style style:name="Tabla3.C" style:family="table-column">
      <style:table-column-properties style:column-width="5.89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1.589cm" table:align="left" style:writing-mode="lr-tb"/>
    </style:style>
    <style:style style:name="Tabla4.A" style:family="table-column">
      <style:table-column-properties style:column-width="7.488cm"/>
    </style:style>
    <style:style style:name="Tabla4.B" style:family="table-column">
      <style:table-column-properties style:column-width="2.117cm"/>
    </style:style>
    <style:style style:name="Tabla4.C" style:family="table-column">
      <style:table-column-properties style:column-width="1.984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5" style:family="table">
      <style:table-properties style:width="11.589cm" table:align="left" style:writing-mode="lr-tb"/>
    </style:style>
    <style:style style:name="Tabla5.A" style:family="table-column">
      <style:table-column-properties style:column-width="7.488cm"/>
    </style:style>
    <style:style style:name="Tabla5.B" style:family="table-column">
      <style:table-column-properties style:column-width="2.117cm"/>
    </style:style>
    <style:style style:name="Tabla5.C" style:family="table-column">
      <style:table-column-properties style:column-width="1.984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179461"/>
    </style:style>
    <style:style style:name="P22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style:font-name-complex="Arial"/>
    </style:style>
    <style:style style:name="P24" style:family="paragraph" style:parent-style-name="Table_20_Contents">
      <style:text-properties style:font-name="Arial" style:font-name-complex="Arial" text:display="true"/>
    </style:style>
    <style:style style:name="P25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6" style:family="paragraph" style:parent-style-name="Table_20_Contents">
      <style:paragraph-properties style:snap-to-layout-grid="false"/>
      <style:text-properties style:font-name="Arial" style:font-name-complex="Arial"/>
    </style:style>
    <style:style style:name="P27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8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9" style:family="paragraph" style:parent-style-name="Table_20_Contents">
      <style:text-properties style:font-name="Arial" fo:font-size="10pt" officeooo:rsid="00119b54" officeooo:paragraph-rsid="001cb7f6" style:font-size-asian="10pt" style:font-name-complex="Arial" style:font-size-complex="10pt" text:display="true"/>
    </style:style>
    <style:style style:name="P30" style:family="paragraph" style:parent-style-name="Table_20_Contents">
      <style:text-properties style:font-name="Arial" fo:font-size="10pt" officeooo:rsid="0012906e" officeooo:paragraph-rsid="0012906e" style:font-size-asian="10pt" style:font-name-complex="Arial" style:font-size-complex="10pt"/>
    </style:style>
    <style:style style:name="P31" style:family="paragraph" style:parent-style-name="Table_20_Contents">
      <style:text-properties style:font-name="Arial" fo:font-size="10pt" officeooo:rsid="00137e78" officeooo:paragraph-rsid="001f9fa6" style:font-size-asian="10pt" style:font-name-complex="Arial" style:font-size-complex="10pt"/>
    </style:style>
    <style:style style:name="P32" style:family="paragraph" style:parent-style-name="Table_20_Contents">
      <style:text-properties style:font-name="Arial" fo:font-size="10pt" fo:font-weight="bold" officeooo:rsid="0015f5d7" officeooo:paragraph-rsid="0015f5d7" style:font-size-asian="10pt" style:font-weight-asian="bold" style:font-name-complex="Arial" style:font-size-complex="10pt" style:font-weight-complex="bold" text:display="true"/>
    </style:style>
    <style:style style:name="P33" style:family="paragraph" style:parent-style-name="Table_20_Contents">
      <style:text-properties style:font-name="Arial" style:font-name-asian="Arial" style:font-name-complex="Arial"/>
    </style:style>
    <style:style style:name="P34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 text:display="true"/>
    </style:style>
    <style:style style:name="P35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 text:display="true"/>
    </style:style>
    <style:style style:name="P36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7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8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9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40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Table_20_Contents">
      <style:text-properties style:font-name="Liberation Sans" fo:font-size="10pt" fo:font-weight="bold" officeooo:rsid="0015f5d7" officeooo:paragraph-rsid="0015f5d7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style:snap-to-layout-grid="false"/>
      <style:text-properties style:font-name="Liberation Sans" fo:font-size="10pt" fo:font-style="italic" officeooo:rsid="0015f5d7" officeooo:paragraph-rsid="0015f5d7" style:font-size-asian="10pt" style:font-style-asian="italic" style:font-name-complex="Arial" style:font-size-complex="10pt" style:font-style-complex="italic"/>
    </style:style>
    <style:style style:name="P45" style:family="paragraph" style:parent-style-name="Table_20_Contents">
      <style:text-properties fo:font-size="10pt" style:font-size-asian="10pt" style:font-size-complex="10pt"/>
    </style:style>
    <style:style style:name="P46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7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79461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size="8pt" style:font-size-asian="8pt" style:font-name-complex="Arial" style:font-size-complex="8pt"/>
    </style:style>
    <style:style style:name="T8" style:family="text">
      <style:text-properties text:display="true"/>
    </style:style>
    <style:style style:name="T9" style:family="text">
      <style:text-properties style:font-name="Liberation Sans" fo:font-weight="bold" style:font-weight-asian="bold" style:font-name-complex="Arial" style:font-weight-complex="bold"/>
    </style:style>
    <style:style style:name="T10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Liberation Sans" fo:font-size="14pt" fo:font-weight="normal" officeooo:rsid="0015f5d7" style:font-size-asian="14pt" style:font-weight-asian="normal" style:font-name-complex="Arial" style:font-size-complex="14pt" style:font-weight-complex="normal"/>
    </style:style>
    <style:style style:name="T12" style:family="text">
      <style:text-properties officeooo:rsid="000e7073"/>
    </style:style>
    <style:style style:name="T13" style:family="text">
      <style:text-properties officeooo:rsid="0012906e"/>
    </style:style>
    <style:style style:name="T14" style:family="text">
      <style:text-properties fo:font-style="italic" officeooo:rsid="0012906e" style:font-style-asian="italic" style:font-style-complex="italic"/>
    </style:style>
    <style:style style:name="T15" style:family="text">
      <style:text-properties fo:font-style="italic" officeooo:rsid="00183664" style:font-style-asian="italic" style:font-style-complex="italic"/>
    </style:style>
    <style:style style:name="T16" style:family="text">
      <style:text-properties fo:font-style="italic" officeooo:rsid="0012906e" style:font-style-asian="italic" style:font-style-complex="italic" text:display="true"/>
    </style:style>
    <style:style style:name="T17" style:family="text">
      <style:text-properties fo:font-style="italic" officeooo:rsid="00183664" style:font-style-asian="italic" style:font-style-complex="italic" text:display="true"/>
    </style:style>
    <style:style style:name="T18" style:family="text">
      <style:text-properties fo:font-style="italic" officeooo:rsid="001f9fa6" style:font-style-asian="italic" style:font-style-complex="italic" text:display="true"/>
    </style:style>
    <style:style style:name="T19" style:family="text">
      <style:text-properties fo:font-style="italic" officeooo:rsid="002287c6" style:font-style-asian="italic" style:font-style-complex="italic" text:display="true"/>
    </style:style>
    <style:style style:name="T20" style:family="text">
      <style:text-properties fo:font-style="italic" officeooo:rsid="001cb7f6" style:font-style-asian="italic" style:font-style-complex="italic"/>
    </style:style>
    <style:style style:name="T21" style:family="text">
      <style:text-properties fo:font-style="italic" officeooo:rsid="002287c6" style:font-style-asian="italic" style:font-style-complex="italic"/>
    </style:style>
    <style:style style:name="T22" style:family="text">
      <style:text-properties officeooo:rsid="00137e78"/>
    </style:style>
    <style:style style:name="T23" style:family="text">
      <style:text-properties officeooo:rsid="0015f5d7"/>
    </style:style>
    <style:style style:name="T24" style:family="text">
      <style:text-properties officeooo:rsid="00183664"/>
    </style:style>
    <style:style style:name="T25" style:family="text">
      <style:text-properties officeooo:rsid="0019c922"/>
    </style:style>
    <style:style style:name="T26" style:family="text">
      <style:text-properties officeooo:rsid="001aa9ce"/>
    </style:style>
    <style:style style:name="T27" style:family="text">
      <style:text-properties officeooo:rsid="001aaa3b"/>
    </style:style>
    <style:style style:name="T28" style:family="text">
      <style:text-properties officeooo:rsid="001dbe32"/>
    </style:style>
    <style:style style:name="T29" style:family="text">
      <style:text-properties officeooo:rsid="001ef57c"/>
    </style:style>
    <style:style style:name="T30" style:family="text">
      <style:text-properties officeooo:rsid="0020803c"/>
    </style:style>
    <style:style style:name="T31" style:family="text">
      <style:text-properties officeooo:rsid="0021951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8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5">:</text:span><text:span text:style-name="T2"> </text:span><text:span text:style-name="T3">Plataforma Web para centralización de camas críticas de internación en hospitales de la Provincia de Santa Fe</text:span></text:p>
      <text:p text:style-name="P21"><text:span text:style-name="T2">Periodo del Informe</text:span><text:span text:style-name="T5">:</text:span><text:span text:style-name="T2"> </text:span><text:span text:style-name="T4">15/05/2017</text:span><text:span text:style-name="T3"> al </text:span><text:span text:style-name="T4">14/06/2017</text:span></text:p>
      <text:p text:style-name="P18"><text:span text:style-name="T2">Alcance</text:span><text:span text:style-name="T5">: <text:s/></text:span><text:span text:style-name="T10">Etapas </text:span><text:span text:style-name="T11">3</text:span><text:span text:style-name="T10"> y </text:span><text:span text:style-name="T11">4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6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2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40">Etapa <text:span text:style-name="T23">3</text:span>:</text:p>
                  <text:p text:style-name="P40"/>
                  <text:p text:style-name="P32">Análisis de los sistemas en producción y de la gestión de camas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2">Actividad</text:p>
                      </table:table-cell>
                      <table:table-cell table:style-name="Tabla4.B1" table:number-columns-spanned="2" office:value-type="string">
                        <text:p text:style-name="P41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40">Estimada</text:p>
                      </table:table-cell>
                      <table:table-cell table:style-name="Tabla4.C2" office:value-type="string">
                        <text:p text:style-name="P40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36">Análisis de los sistemas en producción de la Sectorial de Informática</text:p>
                      </table:table-cell>
                      <table:table-cell table:style-name="Tabla4.B2" office:value-type="string">
                        <text:p text:style-name="P38">24/05/<text:span text:style-name="T26">20</text:span>17</text:p>
                      </table:table-cell>
                      <table:table-cell table:style-name="Tabla4.C2" office:value-type="string">
                        <text:p text:style-name="P39">24/05/<text:span text:style-name="T26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4">Relevamiento de las funcionalidades de los sistemas de la Sectorial de Informática</text:p>
                      </table:table-cell>
                      <table:table-cell table:style-name="Tabla4.B2" office:value-type="string">
                        <text:p text:style-name="P34">29/05/<text:span text:style-name="T26">20</text:span>17</text:p>
                      </table:table-cell>
                      <table:table-cell table:style-name="Tabla4.C2" office:value-type="string">
                        <text:p text:style-name="P35">29/05/<text:span text:style-name="T26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6">Análisis de los sistemas clientes de la gestión de camas</text:p>
                      </table:table-cell>
                      <table:table-cell table:style-name="Tabla4.B2" office:value-type="string">
                        <text:p text:style-name="P36">02/06/<text:span text:style-name="T26">20</text:span>17</text:p>
                      </table:table-cell>
                      <table:table-cell table:style-name="Tabla4.C2" office:value-type="string">
                        <text:p text:style-name="P37">02/06/<text:span text:style-name="T26">20</text:span>17</text:p>
                      </table:table-cell>
                    </table:table-row>
                  </table:table>
                  <text:p text:style-name="P45"/>
                </table:table-cell>
                <table:table-cell table:style-name="Tabla3.C1" office:value-type="string">
                  <text:p text:style-name="P45"><text:span text:style-name="T6"><text:s/></text:span><text:span text:style-name="T9">Resultados obtenidos</text:span></text:p>
                  <text:p text:style-name="P28"/>
                  <text:p text:style-name="P29"><text:span text:style-name="T24">El relevamiento general de las funciones, tareas y objetivos que manejan los sistemas de gestión de camas y los lugares donde los utilizan. Además, se relevaron los lenguajes de programación y motor de bases de datos. </text:span>Los <text:span text:style-name="T22">detalles del trabajo realizado</text:span> se <text:span text:style-name="T27">encuentran</text:span> en <text:span text:style-name="T28">los</text:span> documento<text:span text:style-name="T28">s</text:span> <text:span text:style-name="T13">anexos </text:span><text:span text:style-name="T14">informe_avance</text:span><text:span text:style-name="T15">2</text:span><text:span text:style-name="T14">v</text:span><text:span text:style-name="T21">5</text:span><text:span text:style-name="T14">.pdf </text:span><text:span text:style-name="T20">y analisis_sistemas_produccion_v1.pdf</text:span></text:p>
                </table:table-cell>
              </table:table-row>
              <table:table-row table:style-name="Tabla3.2">
                <table:table-cell table:style-name="Tabla3.A2" office:value-type="string">
                  <text:p text:style-name="P40">Etap<text:span text:style-name="T12">a 4</text:span>:</text:p>
                  <text:p text:style-name="P40"/>
                  <text:p text:style-name="P43">Definición de la estructura de datos</text:p>
                </table:table-cell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row table:style-name="Tabla5.1">
                      <table:table-cell table:style-name="Tabla5.A1" table:number-rows-spanned="2" office:value-type="string">
                        <text:p text:style-name="P41">Actividad</text:p>
                      </table:table-cell>
                      <table:table-cell table:style-name="Tabla5.B1" table:number-columns-spanned="2" office:value-type="string">
                        <text:p text:style-name="P41">Fecha realización</text:p>
                      </table:table-cell>
                      <table:covered-table-cell/>
                    </table:table-row>
                    <table:table-row table:style-name="Tabla5.1">
                      <table:covered-table-cell/>
                      <table:table-cell table:style-name="Tabla5.B2" office:value-type="string">
                        <text:p text:style-name="P40">Estimada</text:p>
                      </table:table-cell>
                      <table:table-cell table:style-name="Tabla5.C2" office:value-type="string">
                        <text:p text:style-name="P40">Real</text:p>
                      </table:table-cell>
                    </table:table-row>
                    <table:table-row table:style-name="Tabla5.1">
                      <table:table-cell table:style-name="Tabla5.B2" office:value-type="string">
                        <text:p text:style-name="P36">Definir la estructura de datos</text:p>
                      </table:table-cell>
                      <table:table-cell table:style-name="Tabla5.B2" office:value-type="string">
                        <text:p text:style-name="P38">06/06/<text:span text:style-name="T26">20</text:span>17</text:p>
                      </table:table-cell>
                      <table:table-cell table:style-name="Tabla5.C2" office:value-type="string">
                        <text:p text:style-name="P39">06/06/<text:span text:style-name="T26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36">Generar los scripts de creación e inicialización de datos</text:p>
                      </table:table-cell>
                      <table:table-cell table:style-name="Tabla5.B2" office:value-type="string">
                        <text:p text:style-name="P36">09/06/<text:span text:style-name="T26">20</text:span>17</text:p>
                      </table:table-cell>
                      <table:table-cell table:style-name="Tabla5.C2" office:value-type="string">
                        <text:p text:style-name="P37">09/06/<text:span text:style-name="T26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44">Informe 2: Relevamiento de sistemas y definición de la estructura de datos</text:p>
                      </table:table-cell>
                      <table:table-cell table:style-name="Tabla5.B2" office:value-type="string">
                        <text:p text:style-name="P36">14/06/<text:span text:style-name="T26">20</text:span>17</text:p>
                      </table:table-cell>
                      <table:table-cell table:style-name="Tabla5.C2" office:value-type="string">
                        <text:p text:style-name="P37"><text:span text:style-name="T31">19</text:span>/<text:span text:style-name="T31">12</text:span>/<text:span text:style-name="T26">20</text:span>17</text:p>
                      </table:table-cell>
                    </table:table-row>
                  </table:table>
                  <text:p text:style-name="P45"/>
                </table:table-cell>
                <table:table-cell table:style-name="Tabla3.C2" office:value-type="string">
                  <text:p text:style-name="P45"><text:span text:style-name="T6"><text:s/></text:span><text:span text:style-name="T9">Resultados obtenidos</text:span></text:p>
                  <text:p text:style-name="P30"/>
                  <text:p text:style-name="P31"><text:span text:style-name="T25">El análisis de la estructura de datos de los sistemas que implementan internación. La definición del modelo físico de datos con el cual se trabajará en la plataforma centralizada y los scripts de creación y migración para pruebas de los hospitales Cullen, Iturraspe, Alassia, Provincial(Rosario) y Centenario(Rosario) entre otros. </text:span><text:s/>E<text:span text:style-name="T27">l</text:span> informe se <text:span text:style-name="T27">encuentra</text:span> <text:span text:style-name="T29">en </text:span>l<text:span text:style-name="T30">os</text:span> <text:span text:style-name="T27">documentos </text:span><text:span text:style-name="T16">informe_avance</text:span><text:span text:style-name="T17">2</text:span><text:span text:style-name="T16">v</text:span><text:span text:style-name="T19">5</text:span><text:span text:style-name="T16">.pdf </text:span><text:span text:style-name="T18">y definicion_estructura_datos_v1.pdf</text:span></text:p>
                </table:table-cell>
              </table:table-row>
            </table:table>
            <text:p text:style-name="P9"/>
          </table:table-cell>
        </table:table-row>
        <text:soft-page-break/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3">Riesgo</text:p>
                </table:table-cell>
                <table:table-cell table:style-name="Tabla7.A1" table:number-columns-spanned="2" office:value-type="string">
                  <text:p text:style-name="P23">Se efectivizó</text:p>
                </table:table-cell>
                <table:covered-table-cell/>
                <table:table-cell table:style-name="Tabla7.A1" office:value-type="string">
                  <text:p text:style-name="P23">Impacto</text:p>
                </table:table-cell>
                <table:table-cell table:style-name="Tabla7.E1" office:value-type="string">
                  <text:p text:style-name="P23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5">Factores humanos y decisiones políticas</text:p>
                </table:table-cell>
                <table:table-cell table:style-name="Tabla7.A2" office:value-type="string">
                  <text:p text:style-name="P33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4"/>
                </table:table-cell>
                <table:table-cell table:style-name="Tabla7.E2" office:value-type="string">
                  <text:p text:style-name="P24"/>
                </table:table-cell>
              </table:table-row>
              <table:table-row table:style-name="Tabla7.3">
                <table:table-cell table:style-name="Tabla7.A2" office:value-type="string">
                  <text:p text:style-name="P27">Imprevistos de los actores involucrados directa o indirectamente con el proyecto</text:p>
                </table:table-cell>
                <table:table-cell table:style-name="Tabla7.A2" office:value-type="string">
                  <text:p text:style-name="P33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6"/>
                </table:table-cell>
                <table:table-cell table:style-name="Tabla7.E2" office:value-type="string">
                  <text:p text:style-name="P26"/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2"><draw:image xlink:href="Pictures/100002010000018A000000C3F6F108C8FE9A2C65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7-12-19T15:37:07.426104344</dc:date>
    <meta:editing-cycles>22</meta:editing-cycles>
    <meta:editing-duration>PT3H8M26S</meta:editing-duration>
    <meta:generator>LibreOffice/5.3.5.2$Linux_X86_64 LibreOffice_project/30m0$Build-2</meta:generator>
    <meta:document-statistic meta:table-count="7" meta:image-count="1" meta:object-count="0" meta:page-count="3" meta:paragraph-count="71" meta:word-count="313" meta:character-count="2124" meta:non-whitespace-character-count="1873"/>
  </office:meta>
</office:document-meta>
</file>